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ne of the initial steps in job hunting is identifying the characteristics of your dream job, such as growth opportunities, work-life balance, engaging projects, desirable work benefits, and a collaborative work environment.</text:p>
      <text:p text:style-name="Text_20_body">The job application process involves researching the job market, understanding your preferences and skills, reading job advertisements, crafting a tailored resume, writing a compelling cover letter, attending interviews, and following up with a thank-you letter.</text:p>
      <text:p text:style-name="Text_20_body">To explore job openings, you can work shadow, cold call, seek internships, attend job fairs, leverage networking and social media, or use recruitment agencies.</text:p>
      <text:p text:style-name="Text_20_body">Understanding your strengths, weaknesses, likes, dislikes, preferences, and interests is crucial for positioning yourself effectively. It helps identify areas of excellence, areas for improvement, and aligning with suitable job opportunities.</text:p>
      <text:p text:style-name="Text_20_body">Your profile includes education, qualifications, transferable skills, and experience. Mention your educational background, relevant degrees, academic achievements, and highlight transferable skills and relevant experiences.</text:p>
      <text:p text:style-name="Text_20_body">A successful job hunting process involves thorough research, targeting companies and industries, tailoring your application materials, networking, preparing for interviews, and following up after each stage.</text:p>
      <text:p text:style-name="Text_20_body">A well-crafted resume includes personal information, education, relevant achievements, work experience, additional sections for key accomplishments or skills, and a language section indicating proficiency. Tips include including relevant information, using a professional writing style, keeping the length appropriate, and avoiding excessive use of fancy fonts.</text:p>
      <text:p text:style-name="Text_20_body">The cover letter grabs the recruiter's attention and consists of three concise paragraphs introducing yourself, highlighting relevant experiences, and expressing gratitude.</text:p>
      <text:p text:style-name="Text_20_body">Preparing for an interview involves researching the company, determining the interview type, preparing questions, practicing responses, paying attention to appearance, and being prepared with necessary documents.</text:p>
      <text:p text:style-name="Text_20_body">Different interview types have distinct characteristics and challenges, including panel interviews, traditional interviews, competency-based interviews, phone interviews, and stress interviews.</text:p>
      <text:p text:style-name="Text_20_body">During an interview, questions may be asked to ease the candidate in, review the resume, assess knowledge of the job and company, and pose tricky questions to evaluate self-awareness and future goals. It is important to ask questions, demonstrate interest, maintain eye contact, and avoid false statements or being overly agreeable.</text:p>
      <text:p text:style-name="Text_20_body">Employers seek candidates with values like integrity, professionalism, reliability, teamwork, adaptability, and a strong work ethic. Demonstrating these values increases your chances of securing a desirable position.</text:p>
      <text:p text:style-name="Text_20_body">Remember, the job hunting process requires research, effective communication, and strategic positioning to find the right opportunity that aligns with your aspirations and qualification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03:51:22.546662106</meta:creation-date>
    <dc:date>2023-06-17T03:56:54.247082268</dc:date>
    <meta:editing-duration>PT5M34S</meta:editing-duration>
    <meta:editing-cycles>1</meta:editing-cycles>
    <meta:document-statistic meta:table-count="0" meta:image-count="0" meta:object-count="0" meta:page-count="1" meta:paragraph-count="13" meta:word-count="385" meta:character-count="2990" meta:non-whitespace-character-count="2618"/>
    <meta:generator>LibreOffice/7.5.3.2$Linux_X86_64 LibreOffice_project/50$Build-2</meta:generator>
  </office:meta>
</office:document-meta>
</file>